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 New Roman" svg:font-family="'Times New Roman'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7cm" svg:stroke-color="#000000" svg:stroke-opacity="70%" draw:stroke-linejoin="miter" svg:stroke-linecap="butt" draw:fill="solid" draw:fill-color="#cc7a00" draw:opacity="70%" fo:padding-top="0.035cm" fo:padding-bottom="0.035cm" fo:padding-left="0.035cm" fo:padding-right="0.035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4.57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3.1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4.3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7.70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.7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1.0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56cm" fo:min-width="1.7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95cm" fo:min-width="1.69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1.05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cc7a00" draw:opacity="7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40pt" style:font-size-asian="40pt" style:font-size-complex="40pt"/>
    </style:style>
    <style:style style:name="P7" style:family="paragraph">
      <loext:graphic-properties draw:fill="none"/>
      <style:text-properties fo:font-size="60pt" style:font-size-asian="60pt" style:font-size-complex="60pt"/>
    </style:style>
    <style:style style:name="P8" style:family="paragraph">
      <loext:graphic-properties draw:fill="none"/>
      <style:paragraph-properties style:writing-mode="lr-tb"/>
      <style:text-properties fo:font-size="50pt" style:font-size-asian="50pt" style:font-size-complex="50pt"/>
    </style:style>
    <style:style style:name="P9" style:family="paragraph">
      <loext:graphic-properties draw:fill="none"/>
      <style:paragraph-properties style:writing-mode="lr-tb"/>
      <style:text-properties fo:font-size="49.7999992370606pt" style:font-size-asian="49.7999992370606pt" style:font-size-complex="49.7999992370606pt"/>
    </style:style>
    <style:style style:name="P10" style:family="paragraph">
      <loext:graphic-properties draw:fill="none"/>
      <style:paragraph-properties style:writing-mode="lr-tb"/>
      <style:text-properties fo:font-size="29.8999996185303pt" style:font-size-asian="29.8999996185303pt" style:font-size-complex="29.8999996185303pt"/>
    </style:style>
    <style:style style:name="P11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12" style:family="paragraph">
      <loext:graphic-properties draw:fill="none"/>
      <style:paragraph-properties fo:text-align="start" style:writing-mode="lr-tb"/>
      <style:text-properties fo:font-size="29.8999996185303pt" fo:font-style="italic" style:font-size-asian="29.8999996185303pt" style:font-size-complex="29.8999996185303pt"/>
    </style:style>
    <style:style style:name="P13" style:family="paragraph">
      <style:paragraph-properties fo:text-align="start" style:writing-mode="lr-tb"/>
      <style:text-properties fo:font-size="36pt" fo:font-style="italic" style:font-size-asian="36pt" style:font-style-asian="italic" style:font-size-complex="36pt" style:font-style-complex="italic"/>
    </style:style>
    <style:style style:name="P14" style:family="paragraph">
      <loext:graphic-properties draw:fill="none"/>
      <style:paragraph-properties style:writing-mode="lr-tb"/>
      <style:text-properties fo:font-size="36pt" fo:font-style="italic" style:font-size-asian="36pt" style:font-style-asian="italic" style:font-size-complex="36pt" style:font-style-complex="italic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 New Roman" fo:font-size="50pt" style:font-size-asian="50pt" style:font-name-complex="Times New Roman" style:font-size-complex="50pt"/>
    </style:style>
    <style:style style:name="T4" style:family="text">
      <style:text-properties fo:color="#000000" style:font-name="Times New Roman" fo:font-size="50pt" fo:font-weight="bold" style:font-size-asian="50pt" style:font-name-complex="Times New Roman" style:font-size-complex="50pt" style:font-weight-complex="bold"/>
    </style:style>
    <style:style style:name="T5" style:family="text">
      <style:text-properties fo:color="#000000" style:font-name="NimbusRoman" fo:font-size="49.7999992370606pt" style:font-size-asian="49.7999992370606pt" style:font-name-complex="NimbusRoman" style:font-size-complex="49.7999992370606pt"/>
    </style:style>
    <style:style style:name="T6" style:family="text">
      <style:text-properties fo:color="#000000" style:font-name="OpenSymbol" fo:font-size="29.8999996185303pt" style:font-size-asian="29.8999996185303pt" style:font-name-complex="OpenSymbol" style:font-size-complex="29.8999996185303pt"/>
    </style:style>
    <style:style style:name="T7" style:family="text">
      <style:text-properties fo:color="#000000" style:font-name="OpenSymbol" fo:font-size="49.7999992370606pt" style:font-size-asian="49.7999992370606pt" style:font-name-complex="OpenSymbol" style:font-size-complex="49.7999992370606pt"/>
    </style:style>
    <style:style style:name="T8" style:family="text">
      <style:text-properties fo:color="#000000" style:font-name="NimbusRoman" fo:font-size="49.7999992370606pt" fo:font-weight="bold" style:font-size-asian="49.7999992370606pt" style:font-name-complex="NimbusRoman" style:font-size-complex="49.7999992370606pt" style:font-weight-complex="bold"/>
    </style:style>
    <style:style style:name="T9" style:family="text">
      <style:text-properties fo:color="#000000" style:font-name="NimbusRoman" fo:font-size="48pt" style:font-size-asian="48pt" style:font-name-complex="NimbusRoman" style:font-size-complex="48pt"/>
    </style:style>
    <style:style style:name="T10" style:family="text">
      <style:text-properties fo:color="#000000" style:font-name="NimbusRoman" fo:font-size="29.8999996185303pt" fo:font-style="italic" style:font-size-asian="29.8999996185303pt" style:font-name-complex="NimbusRoman" style:font-size-complex="29.8999996185303pt"/>
    </style:style>
    <style:style style:name="T11" style:family="text">
      <style:text-properties fo:color="#000000" style:font-name="NimbusRoman" fo:font-size="36pt" fo:font-style="italic" style:font-size-asian="36pt" style:font-style-asian="italic" style:font-name-complex="NimbusRoman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736cm" svg:y="2.18cm" svg:viewBox="0 0 13695 17603" draw:points="0,17603 13695,17603 13695,0 0,0">
          <text:p/>
        </draw:polygon>
        <draw:polygon draw:style-name="gr2" draw:text-style-name="P2" draw:layer="layout" svg:width="1.904cm" svg:height="3.369cm" svg:x="25.736cm" svg:y="15.613cm" svg:viewBox="0 0 1905 3370" draw:points="0,3370 1905,3370 1905,0 0,0">
          <text:p/>
        </draw:polygon>
        <draw:polygon draw:style-name="gr2" draw:text-style-name="P2" draw:layer="layout" svg:width="3.136cm" svg:height="3.369cm" svg:x="25.736cm" svg:y="11.402cm" svg:viewBox="0 0 3137 3370" draw:points="0,3370 3137,3370 3137,0 0,0">
          <text:p/>
        </draw:polygon>
        <draw:polygon draw:style-name="gr2" draw:text-style-name="P2" draw:layer="layout" svg:width="10.356cm" svg:height="3.369cm" svg:x="25.736cm" svg:y="7.191cm" svg:viewBox="0 0 10357 3370" draw:points="0,3370 10357,3370 10357,0 0,0">
          <text:p/>
        </draw:polygon>
        <draw:polygon draw:style-name="gr2" draw:text-style-name="P2" draw:layer="layout" svg:width="10.78cm" svg:height="3.369cm" svg:x="25.736cm" svg:y="2.98cm" svg:viewBox="0 0 10781 3370" draw:points="0,3370 10781,3370 10781,0 0,0">
          <text:p/>
        </draw:polygon>
        <draw:polygon draw:style-name="gr3" draw:text-style-name="P3" draw:layer="layout" svg:width="0cm" svg:height="0.123cm" svg:x="25.736cm" svg:y="19.782cm" svg:viewBox="0 0 0 124" draw:points="0,0 0,124">
          <text:p/>
        </draw:polygon>
        <draw:line draw:style-name="gr4" draw:text-style-name="P4" draw:layer="layout" svg:x1="25.736cm" svg:y1="19.782cm" svg:x2="25.736cm" svg:y2="19.906cm">
          <text:p/>
        </draw:line>
        <draw:polygon draw:style-name="gr3" draw:text-style-name="P3" draw:layer="layout" svg:width="0cm" svg:height="0.123cm" svg:x="29.16cm" svg:y="19.782cm" svg:viewBox="0 0 0 124" draw:points="0,0 0,124">
          <text:p/>
        </draw:polygon>
        <draw:line draw:style-name="gr4" draw:text-style-name="P4" draw:layer="layout" svg:x1="29.16cm" svg:y1="19.782cm" svg:x2="29.16cm" svg:y2="19.906cm">
          <text:p/>
        </draw:line>
        <draw:frame draw:style-name="gr5" draw:text-style-name="P6" draw:layer="layout" svg:width="2.474cm" svg:height="1.563cm" svg:x="24.502cm" svg:y="19.752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32.583cm" svg:y="19.782cm" svg:viewBox="0 0 0 124" draw:points="0,0 0,124">
          <text:p/>
        </draw:polygon>
        <draw:line draw:style-name="gr4" draw:text-style-name="P4" draw:layer="layout" svg:x1="32.583cm" svg:y1="19.782cm" svg:x2="32.583cm" svg:y2="19.906cm">
          <text:p/>
        </draw:line>
        <draw:frame draw:style-name="gr5" draw:text-style-name="P6" draw:layer="layout" svg:width="2.474cm" svg:height="1.563cm" svg:x="27.926cm" svg:y="19.752cm">
          <draw:text-box>
            <text:p text:style-name="P5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3" draw:text-style-name="P3" draw:layer="layout" svg:width="0cm" svg:height="0.123cm" svg:x="36.007cm" svg:y="19.782cm" svg:viewBox="0 0 0 124" draw:points="0,0 0,124">
          <text:p/>
        </draw:polygon>
        <draw:line draw:style-name="gr4" draw:text-style-name="P4" draw:layer="layout" svg:x1="36.007cm" svg:y1="19.782cm" svg:x2="36.007cm" svg:y2="19.906cm">
          <text:p/>
        </draw:line>
        <draw:frame draw:style-name="gr5" draw:text-style-name="P6" draw:layer="layout" svg:width="2.474cm" svg:height="1.563cm" svg:x="31.349cm" svg:y="19.752cm">
          <draw:text-box>
            <text:p text:style-name="P5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3" draw:text-style-name="P3" draw:layer="layout" svg:width="0cm" svg:height="0.123cm" svg:x="39.43cm" svg:y="19.782cm" svg:viewBox="0 0 0 124" draw:points="0,0 0,124">
          <text:p/>
        </draw:polygon>
        <draw:line draw:style-name="gr4" draw:text-style-name="P4" draw:layer="layout" svg:x1="39.43cm" svg:y1="19.782cm" svg:x2="39.43cm" svg:y2="19.906cm">
          <text:p/>
        </draw:line>
        <draw:frame draw:style-name="gr5" draw:text-style-name="P6" draw:layer="layout" svg:width="2.474cm" svg:height="1.563cm" svg:x="34.773cm" svg:y="19.752cm">
          <draw:text-box>
            <text:p text:style-name="P5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3" draw:text-style-name="P3" draw:layer="layout" svg:width="0.122cm" svg:height="0cm" svg:x="25.613cm" svg:y="17.298cm" svg:viewBox="0 0 123 0" draw:points="123,0 0,0">
          <text:p/>
        </draw:polygon>
        <draw:line draw:style-name="gr4" draw:text-style-name="P4" draw:layer="layout" svg:x1="25.736cm" svg:y1="17.298cm" svg:x2="25.613cm" svg:y2="17.298cm">
          <text:p/>
        </draw:line>
        <draw:frame draw:style-name="gr5" draw:text-style-name="P6" draw:layer="layout" svg:width="2.474cm" svg:height="1.563cm" svg:x="38.196cm" svg:y="19.752cm">
          <draw:text-box>
            <text:p text:style-name="P5"><text:span text:style-name="T1">1.00</text:span></text:p>
          </draw:text-box>
        </draw:frame>
        <draw:polygon draw:style-name="gr3" draw:text-style-name="P3" draw:layer="layout" svg:width="0.122cm" svg:height="0cm" svg:x="25.613cm" svg:y="13.087cm" svg:viewBox="0 0 123 0" draw:points="123,0 0,0">
          <text:p/>
        </draw:polygon>
        <draw:line draw:style-name="gr4" draw:text-style-name="P4" draw:layer="layout" svg:x1="25.736cm" svg:y1="13.087cm" svg:x2="25.613cm" svg:y2="13.087cm">
          <text:p/>
        </draw:line>
        <draw:polygon draw:style-name="gr3" draw:text-style-name="P3" draw:layer="layout" svg:width="0.122cm" svg:height="0cm" svg:x="25.613cm" svg:y="8.876cm" svg:viewBox="0 0 123 0" draw:points="123,0 0,0">
          <text:p/>
        </draw:polygon>
        <draw:line draw:style-name="gr4" draw:text-style-name="P4" draw:layer="layout" svg:x1="25.736cm" svg:y1="8.876cm" svg:x2="25.613cm" svg:y2="8.876cm">
          <text:p/>
        </draw:line>
        <draw:polygon draw:style-name="gr3" draw:text-style-name="P3" draw:layer="layout" svg:width="0.122cm" svg:height="0cm" svg:x="25.613cm" svg:y="4.665cm" svg:viewBox="0 0 123 0" draw:points="123,0 0,0">
          <text:p/>
        </draw:polygon>
        <draw:line draw:style-name="gr4" draw:text-style-name="P4" draw:layer="layout" svg:x1="25.736cm" svg:y1="4.665cm" svg:x2="25.613cm" svg:y2="4.665cm">
          <text:p/>
        </draw:line>
        <draw:line draw:style-name="gr6" draw:text-style-name="P4" draw:layer="layout" svg:x1="25.736cm" svg:y1="19.782cm" svg:x2="25.736cm" svg:y2="2.18cm">
          <text:p/>
        </draw:line>
        <draw:line draw:style-name="gr6" draw:text-style-name="P4" draw:layer="layout" svg:x1="39.43cm" svg:y1="19.782cm" svg:x2="39.43cm" svg:y2="2.18cm">
          <text:p/>
        </draw:line>
        <draw:line draw:style-name="gr6" draw:text-style-name="P4" draw:layer="layout" svg:x1="25.736cm" svg:y1="19.782cm" svg:x2="39.43cm" svg:y2="19.782cm">
          <text:p/>
        </draw:line>
        <draw:line draw:style-name="gr6" draw:text-style-name="P4" draw:layer="layout" svg:x1="25.736cm" svg:y1="2.18cm" svg:x2="39.43cm" svg:y2="2.18cm">
          <text:p/>
        </draw:line>
        <draw:polygon draw:style-name="gr1" draw:text-style-name="P1" draw:layer="layout" svg:width="13.694cm" svg:height="17.602cm" svg:x="42.169cm" svg:y="2.18cm" svg:viewBox="0 0 13695 17603" draw:points="0,17603 13695,17603 13695,0 0,0">
          <text:p/>
        </draw:polygon>
        <draw:polygon draw:style-name="gr2" draw:text-style-name="P2" draw:layer="layout" svg:width="0.217cm" svg:height="3.369cm" svg:x="42.169cm" svg:y="15.613cm" svg:viewBox="0 0 218 3370" draw:points="0,3370 218,3370 218,0 0,0">
          <text:p/>
        </draw:polygon>
        <draw:polygon draw:style-name="gr2" draw:text-style-name="P2" draw:layer="layout" svg:width="0.375cm" svg:height="3.369cm" svg:x="42.169cm" svg:y="11.402cm" svg:viewBox="0 0 376 3370" draw:points="0,3370 376,3370 376,0 0,0">
          <text:p/>
        </draw:polygon>
        <draw:polygon draw:style-name="gr2" draw:text-style-name="P2" draw:layer="layout" svg:width="11.881cm" svg:height="3.369cm" svg:x="42.169cm" svg:y="7.191cm" svg:viewBox="0 0 11882 3370" draw:points="0,3370 11882,3370 11882,0 0,0">
          <text:p/>
        </draw:polygon>
        <draw:polygon draw:style-name="gr2" draw:text-style-name="P2" draw:layer="layout" svg:width="12.582cm" svg:height="3.369cm" svg:x="42.169cm" svg:y="2.98cm" svg:viewBox="0 0 12583 3370" draw:points="0,3370 12583,3370 12583,0 0,0">
          <text:p/>
        </draw:polygon>
        <draw:polygon draw:style-name="gr3" draw:text-style-name="P3" draw:layer="layout" svg:width="0cm" svg:height="0.123cm" svg:x="42.169cm" svg:y="19.782cm" svg:viewBox="0 0 0 124" draw:points="0,0 0,124">
          <text:p/>
        </draw:polygon>
        <draw:line draw:style-name="gr4" draw:text-style-name="P4" draw:layer="layout" svg:x1="42.169cm" svg:y1="19.782cm" svg:x2="42.169cm" svg:y2="19.906cm">
          <text:p/>
        </draw:line>
        <draw:frame draw:style-name="gr7" draw:text-style-name="P7" draw:layer="layout" svg:width="6.233cm" svg:height="2.346cm" svg:x="29.469cm" svg:y="-0.158cm">
          <draw:text-box>
            <text:p text:style-name="P5"><text:span text:style-name="T2">F</text:span><text:span text:style-name="T2">a</text:span><text:span text:style-name="T2">c</text:span><text:span text:style-name="T2">t</text:span><text:span text:style-name="T2">u</text:span><text:span text:style-name="T2">a</text:span><text:span text:style-name="T2">l</text:span></text:p>
          </draw:text-box>
        </draw:frame>
        <draw:polygon draw:style-name="gr3" draw:text-style-name="P3" draw:layer="layout" svg:width="0cm" svg:height="0.123cm" svg:x="45.593cm" svg:y="19.782cm" svg:viewBox="0 0 0 124" draw:points="0,0 0,124">
          <text:p/>
        </draw:polygon>
        <draw:line draw:style-name="gr4" draw:text-style-name="P4" draw:layer="layout" svg:x1="45.593cm" svg:y1="19.782cm" svg:x2="45.593cm" svg:y2="19.906cm">
          <text:p/>
        </draw:line>
        <draw:frame draw:style-name="gr5" draw:text-style-name="P6" draw:layer="layout" svg:width="2.474cm" svg:height="1.563cm" svg:x="40.935cm" svg:y="19.752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49.016cm" svg:y="19.782cm" svg:viewBox="0 0 0 124" draw:points="0,0 0,124">
          <text:p/>
        </draw:polygon>
        <draw:line draw:style-name="gr4" draw:text-style-name="P4" draw:layer="layout" svg:x1="49.016cm" svg:y1="19.782cm" svg:x2="49.016cm" svg:y2="19.906cm">
          <text:p/>
        </draw:line>
        <draw:frame draw:style-name="gr5" draw:text-style-name="P6" draw:layer="layout" svg:width="2.474cm" svg:height="1.563cm" svg:x="44.358cm" svg:y="19.752cm">
          <draw:text-box>
            <text:p text:style-name="P5"><text:span text:style-name="T1">0.2</text:span><text:span text:style-name="T1">5</text:span></text:p>
          </draw:text-box>
        </draw:frame>
        <draw:polygon draw:style-name="gr3" draw:text-style-name="P3" draw:layer="layout" svg:width="0cm" svg:height="0.123cm" svg:x="52.44cm" svg:y="19.782cm" svg:viewBox="0 0 0 124" draw:points="0,0 0,124">
          <text:p/>
        </draw:polygon>
        <draw:line draw:style-name="gr4" draw:text-style-name="P4" draw:layer="layout" svg:x1="52.44cm" svg:y1="19.782cm" svg:x2="52.44cm" svg:y2="19.906cm">
          <text:p/>
        </draw:line>
        <draw:frame draw:style-name="gr5" draw:text-style-name="P6" draw:layer="layout" svg:width="2.474cm" svg:height="1.563cm" svg:x="47.782cm" svg:y="19.752cm">
          <draw:text-box>
            <text:p text:style-name="P5"><text:span text:style-name="T1">0.5</text:span><text:span text:style-name="T1">0</text:span></text:p>
          </draw:text-box>
        </draw:frame>
        <draw:polygon draw:style-name="gr3" draw:text-style-name="P3" draw:layer="layout" svg:width="0cm" svg:height="0.123cm" svg:x="55.863cm" svg:y="19.782cm" svg:viewBox="0 0 0 124" draw:points="0,0 0,124">
          <text:p/>
        </draw:polygon>
        <draw:line draw:style-name="gr4" draw:text-style-name="P4" draw:layer="layout" svg:x1="55.863cm" svg:y1="19.782cm" svg:x2="55.863cm" svg:y2="19.906cm">
          <text:p/>
        </draw:line>
        <draw:frame draw:style-name="gr5" draw:text-style-name="P6" draw:layer="layout" svg:width="2.474cm" svg:height="1.563cm" svg:x="51.205cm" svg:y="19.752cm">
          <draw:text-box>
            <text:p text:style-name="P5"><text:span text:style-name="T1">0.7</text:span><text:span text:style-name="T1">5</text:span></text:p>
          </draw:text-box>
        </draw:frame>
        <draw:polygon draw:style-name="gr3" draw:text-style-name="P3" draw:layer="layout" svg:width="0.122cm" svg:height="0cm" svg:x="42.046cm" svg:y="17.298cm" svg:viewBox="0 0 123 0" draw:points="123,0 0,0">
          <text:p/>
        </draw:polygon>
        <draw:line draw:style-name="gr4" draw:text-style-name="P4" draw:layer="layout" svg:x1="42.169cm" svg:y1="17.298cm" svg:x2="42.046cm" svg:y2="17.298cm">
          <text:p/>
        </draw:line>
        <draw:polygon draw:style-name="gr3" draw:text-style-name="P3" draw:layer="layout" svg:width="0.122cm" svg:height="0cm" svg:x="42.046cm" svg:y="13.087cm" svg:viewBox="0 0 123 0" draw:points="123,0 0,0">
          <text:p/>
        </draw:polygon>
        <draw:line draw:style-name="gr4" draw:text-style-name="P4" draw:layer="layout" svg:x1="42.169cm" svg:y1="13.087cm" svg:x2="42.046cm" svg:y2="13.087cm">
          <text:p/>
        </draw:line>
        <draw:polygon draw:style-name="gr3" draw:text-style-name="P3" draw:layer="layout" svg:width="0.122cm" svg:height="0cm" svg:x="42.046cm" svg:y="8.876cm" svg:viewBox="0 0 123 0" draw:points="123,0 0,0">
          <text:p/>
        </draw:polygon>
        <draw:line draw:style-name="gr4" draw:text-style-name="P4" draw:layer="layout" svg:x1="42.169cm" svg:y1="8.876cm" svg:x2="42.046cm" svg:y2="8.876cm">
          <text:p/>
        </draw:line>
        <draw:polygon draw:style-name="gr3" draw:text-style-name="P3" draw:layer="layout" svg:width="0.122cm" svg:height="0cm" svg:x="42.046cm" svg:y="4.665cm" svg:viewBox="0 0 123 0" draw:points="123,0 0,0">
          <text:p/>
        </draw:polygon>
        <draw:line draw:style-name="gr4" draw:text-style-name="P4" draw:layer="layout" svg:x1="42.169cm" svg:y1="4.665cm" svg:x2="42.046cm" svg:y2="4.665cm">
          <text:p/>
        </draw:line>
        <draw:line draw:style-name="gr6" draw:text-style-name="P4" draw:layer="layout" svg:x1="42.169cm" svg:y1="19.782cm" svg:x2="42.169cm" svg:y2="2.18cm">
          <text:p/>
        </draw:line>
        <draw:line draw:style-name="gr6" draw:text-style-name="P4" draw:layer="layout" svg:x1="55.863cm" svg:y1="19.782cm" svg:x2="55.863cm" svg:y2="2.18cm">
          <text:p/>
        </draw:line>
        <draw:line draw:style-name="gr6" draw:text-style-name="P4" draw:layer="layout" svg:x1="42.169cm" svg:y1="19.782cm" svg:x2="55.863cm" svg:y2="19.782cm">
          <text:p/>
        </draw:line>
        <draw:line draw:style-name="gr6" draw:text-style-name="P4" draw:layer="layout" svg:x1="42.169cm" svg:y1="2.18cm" svg:x2="55.863cm" svg:y2="2.18cm">
          <text:p/>
        </draw:line>
        <draw:frame draw:style-name="gr5" draw:text-style-name="P6" draw:layer="layout" svg:width="2.474cm" svg:height="1.563cm" svg:x="54.629cm" svg:y="19.752cm">
          <draw:text-box>
            <text:p text:style-name="P5"><text:span text:style-name="T1">1.0</text:span><text:span text:style-name="T1">0</text:span></text:p>
          </draw:text-box>
        </draw:frame>
        <draw:polygon draw:style-name="gr1" draw:text-style-name="P1" draw:layer="layout" svg:width="13.694cm" svg:height="17.602cm" svg:x="58.602cm" svg:y="2.18cm" svg:viewBox="0 0 13695 17603" draw:points="0,17603 13695,17603 13695,0 0,0">
          <text:p/>
        </draw:polygon>
        <draw:polygon draw:style-name="gr2" draw:text-style-name="P2" draw:layer="layout" svg:width="4.106cm" svg:height="3.369cm" svg:x="58.602cm" svg:y="15.613cm" svg:viewBox="0 0 4107 3370" draw:points="0,3370 4107,3370 4107,0 0,0">
          <text:p/>
        </draw:polygon>
        <draw:polygon draw:style-name="gr2" draw:text-style-name="P2" draw:layer="layout" svg:width="5.687cm" svg:height="3.369cm" svg:x="58.602cm" svg:y="11.402cm" svg:viewBox="0 0 5688 3370" draw:points="0,3370 5688,3370 5688,0 0,0">
          <text:p/>
        </draw:polygon>
        <draw:polygon draw:style-name="gr2" draw:text-style-name="P2" draw:layer="layout" svg:width="11.139cm" svg:height="3.369cm" svg:x="58.602cm" svg:y="7.191cm" svg:viewBox="0 0 11140 3370" draw:points="0,3370 11140,3370 11140,0 0,0">
          <text:p/>
        </draw:polygon>
        <draw:polygon draw:style-name="gr2" draw:text-style-name="P2" draw:layer="layout" svg:width="13.361cm" svg:height="3.369cm" svg:x="58.602cm" svg:y="2.98cm" svg:viewBox="0 0 13362 3370" draw:points="0,3370 13362,3370 13362,0 0,0">
          <text:p/>
        </draw:polygon>
        <draw:polygon draw:style-name="gr3" draw:text-style-name="P3" draw:layer="layout" svg:width="0cm" svg:height="0.123cm" svg:x="58.602cm" svg:y="19.782cm" svg:viewBox="0 0 0 124" draw:points="0,0 0,124">
          <text:p/>
        </draw:polygon>
        <draw:line draw:style-name="gr4" draw:text-style-name="P4" draw:layer="layout" svg:x1="58.602cm" svg:y1="19.782cm" svg:x2="58.602cm" svg:y2="19.906cm">
          <text:p/>
        </draw:line>
        <draw:frame draw:style-name="gr7" draw:text-style-name="P7" draw:layer="layout" svg:width="8.587cm" svg:height="2.346cm" svg:x="44.725cm" svg:y="-0.162cm">
          <draw:text-box>
            <text:p text:style-name="P5"><text:span text:style-name="T2">L</text:span><text:span text:style-name="T2">i</text:span><text:span text:style-name="T2">n</text:span><text:span text:style-name="T2">g</text:span><text:span text:style-name="T2">u</text:span><text:span text:style-name="T2">i</text:span><text:span text:style-name="T2">s</text:span><text:span text:style-name="T2">t</text:span><text:span text:style-name="T2">i</text:span><text:span text:style-name="T2">c</text:span></text:p>
          </draw:text-box>
        </draw:frame>
        <draw:polygon draw:style-name="gr3" draw:text-style-name="P3" draw:layer="layout" svg:width="0cm" svg:height="0.123cm" svg:x="62.025cm" svg:y="19.782cm" svg:viewBox="0 0 0 124" draw:points="0,0 0,124">
          <text:p/>
        </draw:polygon>
        <draw:line draw:style-name="gr4" draw:text-style-name="P4" draw:layer="layout" svg:x1="62.025cm" svg:y1="19.782cm" svg:x2="62.025cm" svg:y2="19.906cm">
          <text:p/>
        </draw:line>
        <draw:frame draw:style-name="gr5" draw:text-style-name="P6" draw:layer="layout" svg:width="2.474cm" svg:height="1.563cm" svg:x="57.368cm" svg:y="19.752cm">
          <draw:text-box>
            <text:p text:style-name="P5"><text:span text:style-name="T1">0.0</text:span><text:span text:style-name="T1">0</text:span></text:p>
          </draw:text-box>
        </draw:frame>
        <draw:polygon draw:style-name="gr3" draw:text-style-name="P3" draw:layer="layout" svg:width="0cm" svg:height="0.123cm" svg:x="65.449cm" svg:y="19.782cm" svg:viewBox="0 0 0 124" draw:points="0,0 0,124">
          <text:p/>
        </draw:polygon>
        <draw:line draw:style-name="gr4" draw:text-style-name="P4" draw:layer="layout" svg:x1="65.449cm" svg:y1="19.782cm" svg:x2="65.449cm" svg:y2="19.906cm">
          <text:p/>
        </draw:line>
        <draw:frame draw:style-name="gr5" draw:text-style-name="P6" draw:layer="layout" svg:width="2.474cm" svg:height="1.563cm" svg:x="60.791cm" svg:y="19.752cm">
          <draw:text-box>
            <text:p text:style-name="P5"><text:span text:style-name="T1">0.2</text:span><text:span text:style-name="T1">5</text:span></text:p>
          </draw:text-box>
        </draw:frame>
        <draw:polygon draw:style-name="gr3" draw:text-style-name="P3" draw:layer="layout" svg:width="0cm" svg:height="0.123cm" svg:x="68.872cm" svg:y="19.782cm" svg:viewBox="0 0 0 124" draw:points="0,0 0,124">
          <text:p/>
        </draw:polygon>
        <draw:line draw:style-name="gr4" draw:text-style-name="P4" draw:layer="layout" svg:x1="68.872cm" svg:y1="19.782cm" svg:x2="68.872cm" svg:y2="19.906cm">
          <text:p/>
        </draw:line>
        <draw:frame draw:style-name="gr5" draw:text-style-name="P6" draw:layer="layout" svg:width="2.474cm" svg:height="1.563cm" svg:x="64.215cm" svg:y="19.752cm">
          <draw:text-box>
            <text:p text:style-name="P5"><text:span text:style-name="T1">0.5</text:span><text:span text:style-name="T1">0</text:span></text:p>
          </draw:text-box>
        </draw:frame>
        <draw:polygon draw:style-name="gr3" draw:text-style-name="P3" draw:layer="layout" svg:width="0cm" svg:height="0.123cm" svg:x="72.296cm" svg:y="19.782cm" svg:viewBox="0 0 0 124" draw:points="0,0 0,124">
          <text:p/>
        </draw:polygon>
        <draw:line draw:style-name="gr4" draw:text-style-name="P4" draw:layer="layout" svg:x1="72.296cm" svg:y1="19.782cm" svg:x2="72.296cm" svg:y2="19.906cm">
          <text:p/>
        </draw:line>
        <draw:frame draw:style-name="gr5" draw:text-style-name="P6" draw:layer="layout" svg:width="2.474cm" svg:height="1.563cm" svg:x="67.638cm" svg:y="19.752cm">
          <draw:text-box>
            <text:p text:style-name="P5"><text:span text:style-name="T1">0.7</text:span><text:span text:style-name="T1">5</text:span></text:p>
          </draw:text-box>
        </draw:frame>
        <draw:polygon draw:style-name="gr3" draw:text-style-name="P3" draw:layer="layout" svg:width="0.123cm" svg:height="0cm" svg:x="58.478cm" svg:y="17.298cm" svg:viewBox="0 0 124 0" draw:points="124,0 0,0">
          <text:p/>
        </draw:polygon>
        <draw:line draw:style-name="gr4" draw:text-style-name="P4" draw:layer="layout" svg:x1="58.602cm" svg:y1="17.298cm" svg:x2="58.478cm" svg:y2="17.298cm">
          <text:p/>
        </draw:line>
        <draw:polygon draw:style-name="gr3" draw:text-style-name="P3" draw:layer="layout" svg:width="0.123cm" svg:height="0cm" svg:x="58.478cm" svg:y="13.087cm" svg:viewBox="0 0 124 0" draw:points="124,0 0,0">
          <text:p/>
        </draw:polygon>
        <draw:line draw:style-name="gr4" draw:text-style-name="P4" draw:layer="layout" svg:x1="58.602cm" svg:y1="13.087cm" svg:x2="58.478cm" svg:y2="13.087cm">
          <text:p/>
        </draw:line>
        <draw:polygon draw:style-name="gr3" draw:text-style-name="P3" draw:layer="layout" svg:width="0.123cm" svg:height="0cm" svg:x="58.478cm" svg:y="8.876cm" svg:viewBox="0 0 124 0" draw:points="124,0 0,0">
          <text:p/>
        </draw:polygon>
        <draw:line draw:style-name="gr4" draw:text-style-name="P4" draw:layer="layout" svg:x1="58.602cm" svg:y1="8.876cm" svg:x2="58.478cm" svg:y2="8.876cm">
          <text:p/>
        </draw:line>
        <draw:polygon draw:style-name="gr3" draw:text-style-name="P3" draw:layer="layout" svg:width="0.123cm" svg:height="0cm" svg:x="58.478cm" svg:y="4.665cm" svg:viewBox="0 0 124 0" draw:points="124,0 0,0">
          <text:p/>
        </draw:polygon>
        <draw:line draw:style-name="gr4" draw:text-style-name="P4" draw:layer="layout" svg:x1="58.602cm" svg:y1="4.665cm" svg:x2="58.478cm" svg:y2="4.665cm">
          <text:p/>
        </draw:line>
        <draw:line draw:style-name="gr6" draw:text-style-name="P4" draw:layer="layout" svg:x1="58.602cm" svg:y1="19.782cm" svg:x2="58.602cm" svg:y2="2.18cm">
          <text:p/>
        </draw:line>
        <draw:line draw:style-name="gr6" draw:text-style-name="P4" draw:layer="layout" svg:x1="72.296cm" svg:y1="19.782cm" svg:x2="72.296cm" svg:y2="2.18cm">
          <text:p/>
        </draw:line>
        <draw:line draw:style-name="gr6" draw:text-style-name="P4" draw:layer="layout" svg:x1="58.602cm" svg:y1="19.782cm" svg:x2="72.296cm" svg:y2="19.782cm">
          <text:p/>
        </draw:line>
        <draw:line draw:style-name="gr6" draw:text-style-name="P4" draw:layer="layout" svg:x1="58.602cm" svg:y1="2.18cm" svg:x2="72.296cm" svg:y2="2.18cm">
          <text:p/>
        </draw:line>
        <draw:frame draw:style-name="gr5" draw:text-style-name="P6" draw:layer="layout" svg:width="2.474cm" svg:height="1.563cm" svg:x="71.061cm" svg:y="19.752cm">
          <draw:text-box>
            <text:p text:style-name="P5"><text:span text:style-name="T1">1.0</text:span><text:span text:style-name="T1">0</text:span></text:p>
          </draw:text-box>
        </draw:frame>
        <draw:polygon draw:style-name="gr1" draw:text-style-name="P1" draw:layer="layout" svg:width="13.694cm" svg:height="17.602cm" svg:x="75.034cm" svg:y="2.18cm" svg:viewBox="0 0 13695 17603" draw:points="0,17603 13695,17603 13695,0 0,0">
          <text:p/>
        </draw:polygon>
        <draw:polygon draw:style-name="gr2" draw:text-style-name="P2" draw:layer="layout" svg:width="1.713cm" svg:height="3.369cm" svg:x="75.034cm" svg:y="15.613cm" svg:viewBox="0 0 1714 3370" draw:points="0,3370 1714,3370 1714,0 0,0">
          <text:p/>
        </draw:polygon>
        <draw:polygon draw:style-name="gr2" draw:text-style-name="P2" draw:layer="layout" svg:width="4.53cm" svg:height="3.369cm" svg:x="75.034cm" svg:y="11.402cm" svg:viewBox="0 0 4531 3370" draw:points="0,3370 4531,3370 4531,0 0,0">
          <text:p/>
        </draw:polygon>
        <draw:polygon draw:style-name="gr2" draw:text-style-name="P2" draw:layer="layout" svg:width="10.911cm" svg:height="3.369cm" svg:x="75.034cm" svg:y="7.191cm" svg:viewBox="0 0 10912 3370" draw:points="0,3370 10912,3370 10912,0 0,0">
          <text:p/>
        </draw:polygon>
        <draw:polygon draw:style-name="gr2" draw:text-style-name="P2" draw:layer="layout" svg:width="12.102cm" svg:height="3.369cm" svg:x="75.034cm" svg:y="2.98cm" svg:viewBox="0 0 12103 3370" draw:points="0,3370 12103,3370 12103,0 0,0">
          <text:p/>
        </draw:polygon>
        <draw:polygon draw:style-name="gr3" draw:text-style-name="P3" draw:layer="layout" svg:width="0cm" svg:height="0.123cm" svg:x="75.034cm" svg:y="19.782cm" svg:viewBox="0 0 0 124" draw:points="0,0 0,124">
          <text:p/>
        </draw:polygon>
        <draw:line draw:style-name="gr4" draw:text-style-name="P4" draw:layer="layout" svg:x1="75.034cm" svg:y1="19.782cm" svg:x2="75.034cm" svg:y2="19.906cm">
          <text:p/>
        </draw:line>
        <draw:frame draw:style-name="gr7" draw:text-style-name="P7" draw:layer="layout" svg:width="3.765cm" svg:height="2.346cm" svg:x="63.568cm" svg:y="-0.158cm">
          <draw:text-box>
            <text:p text:style-name="P5"><text:span text:style-name="T2">B</text:span><text:span text:style-name="T2">ia</text:span><text:span text:style-name="T2">s</text:span></text:p>
          </draw:text-box>
        </draw:frame>
        <draw:polygon draw:style-name="gr3" draw:text-style-name="P3" draw:layer="layout" svg:width="0cm" svg:height="0.123cm" svg:x="78.458cm" svg:y="19.782cm" svg:viewBox="0 0 0 124" draw:points="0,0 0,124">
          <text:p/>
        </draw:polygon>
        <draw:line draw:style-name="gr4" draw:text-style-name="P4" draw:layer="layout" svg:x1="78.458cm" svg:y1="19.782cm" svg:x2="78.458cm" svg:y2="19.906cm">
          <text:p/>
        </draw:line>
        <draw:frame draw:style-name="gr5" draw:text-style-name="P6" draw:layer="layout" svg:width="2.474cm" svg:height="1.563cm" svg:x="73.8cm" svg:y="19.752cm">
          <draw:text-box>
            <text:p text:style-name="P5"><text:span text:style-name="T1">0.0</text:span><text:span text:style-name="T1">0</text:span></text:p>
          </draw:text-box>
        </draw:frame>
        <draw:polygon draw:style-name="gr3" draw:text-style-name="P3" draw:layer="layout" svg:width="0cm" svg:height="0.123cm" svg:x="81.881cm" svg:y="19.782cm" svg:viewBox="0 0 0 124" draw:points="0,0 0,124">
          <text:p/>
        </draw:polygon>
        <draw:line draw:style-name="gr4" draw:text-style-name="P4" draw:layer="layout" svg:x1="81.881cm" svg:y1="19.782cm" svg:x2="81.881cm" svg:y2="19.906cm">
          <text:p/>
        </draw:line>
        <draw:frame draw:style-name="gr5" draw:text-style-name="P6" draw:layer="layout" svg:width="2.474cm" svg:height="1.563cm" svg:x="77.224cm" svg:y="19.752cm">
          <draw:text-box>
            <text:p text:style-name="P5"><text:span text:style-name="T1">0.2</text:span><text:span text:style-name="T1">5</text:span></text:p>
          </draw:text-box>
        </draw:frame>
        <draw:polygon draw:style-name="gr3" draw:text-style-name="P3" draw:layer="layout" svg:width="0cm" svg:height="0.123cm" svg:x="85.305cm" svg:y="19.782cm" svg:viewBox="0 0 0 124" draw:points="0,0 0,124">
          <text:p/>
        </draw:polygon>
        <draw:line draw:style-name="gr4" draw:text-style-name="P4" draw:layer="layout" svg:x1="85.305cm" svg:y1="19.782cm" svg:x2="85.305cm" svg:y2="19.906cm">
          <text:p/>
        </draw:line>
        <draw:frame draw:style-name="gr5" draw:text-style-name="P6" draw:layer="layout" svg:width="2.474cm" svg:height="1.563cm" svg:x="80.647cm" svg:y="19.752cm">
          <draw:text-box>
            <text:p text:style-name="P5"><text:span text:style-name="T1">0.5</text:span><text:span text:style-name="T1">0</text:span></text:p>
          </draw:text-box>
        </draw:frame>
        <draw:polygon draw:style-name="gr3" draw:text-style-name="P3" draw:layer="layout" svg:width="0cm" svg:height="0.123cm" svg:x="88.728cm" svg:y="19.782cm" svg:viewBox="0 0 0 124" draw:points="0,0 0,124">
          <text:p/>
        </draw:polygon>
        <draw:line draw:style-name="gr4" draw:text-style-name="P4" draw:layer="layout" svg:x1="88.728cm" svg:y1="19.782cm" svg:x2="88.728cm" svg:y2="19.906cm">
          <text:p/>
        </draw:line>
        <draw:frame draw:style-name="gr5" draw:text-style-name="P6" draw:layer="layout" svg:width="2.474cm" svg:height="1.563cm" svg:x="84.071cm" svg:y="19.752cm">
          <draw:text-box>
            <text:p text:style-name="P5"><text:span text:style-name="T1">0.7</text:span><text:span text:style-name="T1">5</text:span></text:p>
          </draw:text-box>
        </draw:frame>
        <draw:polygon draw:style-name="gr3" draw:text-style-name="P3" draw:layer="layout" svg:width="0.122cm" svg:height="0cm" svg:x="74.911cm" svg:y="17.298cm" svg:viewBox="0 0 123 0" draw:points="123,0 0,0">
          <text:p/>
        </draw:polygon>
        <draw:line draw:style-name="gr4" draw:text-style-name="P4" draw:layer="layout" svg:x1="75.034cm" svg:y1="17.298cm" svg:x2="74.911cm" svg:y2="17.298cm">
          <text:p/>
        </draw:line>
        <draw:polygon draw:style-name="gr3" draw:text-style-name="P3" draw:layer="layout" svg:width="0.122cm" svg:height="0cm" svg:x="74.911cm" svg:y="13.087cm" svg:viewBox="0 0 123 0" draw:points="123,0 0,0">
          <text:p/>
        </draw:polygon>
        <draw:line draw:style-name="gr4" draw:text-style-name="P4" draw:layer="layout" svg:x1="75.034cm" svg:y1="13.087cm" svg:x2="74.911cm" svg:y2="13.087cm">
          <text:p/>
        </draw:line>
        <draw:polygon draw:style-name="gr3" draw:text-style-name="P3" draw:layer="layout" svg:width="0.122cm" svg:height="0cm" svg:x="74.911cm" svg:y="8.876cm" svg:viewBox="0 0 123 0" draw:points="123,0 0,0">
          <text:p/>
        </draw:polygon>
        <draw:line draw:style-name="gr4" draw:text-style-name="P4" draw:layer="layout" svg:x1="75.034cm" svg:y1="8.876cm" svg:x2="74.911cm" svg:y2="8.876cm">
          <text:p/>
        </draw:line>
        <draw:polygon draw:style-name="gr3" draw:text-style-name="P3" draw:layer="layout" svg:width="0.122cm" svg:height="0cm" svg:x="74.911cm" svg:y="4.665cm" svg:viewBox="0 0 123 0" draw:points="123,0 0,0">
          <text:p/>
        </draw:polygon>
        <draw:line draw:style-name="gr4" draw:text-style-name="P4" draw:layer="layout" svg:x1="75.034cm" svg:y1="4.665cm" svg:x2="74.911cm" svg:y2="4.665cm">
          <text:p/>
        </draw:line>
        <draw:line draw:style-name="gr6" draw:text-style-name="P4" draw:layer="layout" svg:x1="75.034cm" svg:y1="19.782cm" svg:x2="75.034cm" svg:y2="2.18cm">
          <text:p/>
        </draw:line>
        <draw:line draw:style-name="gr6" draw:text-style-name="P4" draw:layer="layout" svg:x1="88.728cm" svg:y1="19.782cm" svg:x2="88.728cm" svg:y2="2.18cm">
          <text:p/>
        </draw:line>
        <draw:line draw:style-name="gr6" draw:text-style-name="P4" draw:layer="layout" svg:x1="75.034cm" svg:y1="19.782cm" svg:x2="88.728cm" svg:y2="19.782cm">
          <text:p/>
        </draw:line>
        <draw:line draw:style-name="gr6" draw:text-style-name="P4" draw:layer="layout" svg:x1="75.034cm" svg:y1="2.18cm" svg:x2="88.728cm" svg:y2="2.18cm">
          <text:p/>
        </draw:line>
        <draw:frame draw:style-name="gr5" draw:text-style-name="P6" draw:layer="layout" svg:width="2.474cm" svg:height="1.563cm" svg:x="87.494cm" svg:y="19.752cm">
          <draw:text-box>
            <text:p text:style-name="P5"><text:span text:style-name="T1">1.0</text:span><text:span text:style-name="T1">0</text:span></text:p>
          </draw:text-box>
        </draw:frame>
        <draw:frame draw:style-name="gr7" draw:text-style-name="P7" draw:layer="layout" svg:width="12.469cm" svg:height="2.346cm" svg:x="75.65cm" svg:y="-0.158cm">
          <draw:text-box>
            <text:p text:style-name="P5"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se</text:span><text:span text:style-name="T2">n</text:span><text:span text:style-name="T2">se</text:span></text:p>
          </draw:text-box>
        </draw:frame>
        <draw:path draw:style-name="gr3" draw:text-style-name="P3" draw:layer="layout" svg:width="0.231cm" svg:height="0.505cm" svg:x="24.723cm" svg:y="16.763cm" svg:viewBox="0 0 232 506" svg:d="M0 506l26-256c8-73 14-123 24-149 12-35 26-60 47-75 19-17 42-26 68-26 18 0 35 8 47 19 12 10 20 24 20 42 0 14-4 30-9 45-8 23-29 71-63 146l-123 254z">
          <text:p/>
        </draw:path>
        <draw:frame draw:style-name="gr8" draw:text-style-name="P8" draw:layer="layout" svg:width="14.573cm" svg:height="1.957cm" svg:x="10.055cm" svg:y="16.39cm">
          <draw:text-box>
            <text:p text:style-name="P5"><text:span text:style-name="T3">(</text:span><text:span text:style-name="T3">d</text:span><text:span text:style-name="T3">)</text:span><text:span text:style-name="T3"> </text:span><text:span text:style-name="T3">R</text:span><text:span text:style-name="T3">e</text:span><text:span text:style-name="T3">p</text:span><text:span text:style-name="T3">l</text:span><text:span text:style-name="T3">a</text:span><text:span text:style-name="T3">c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4">o</text:span></text:p>
          </draw:text-box>
        </draw:frame>
        <draw:path draw:style-name="gr3" draw:text-style-name="P3" draw:layer="layout" svg:width="0.231cm" svg:height="0.504cm" svg:x="24.523cm" svg:y="8.342cm" svg:viewBox="0 0 232 505" svg:d="M0 505l26-257c8-73 14-122 24-147 12-35 26-61 47-75 19-16 42-26 68-26 18 0 35 8 47 17 12 12 20 26 20 44 0 14-3 30-9 44-8 23-29 70-63 145l-123 255z">
          <text:p/>
        </draw:path>
        <draw:frame draw:style-name="gr9" draw:text-style-name="P8" draw:layer="layout" svg:width="13.147cm" svg:height="1.957cm" svg:x="10.039cm" svg:y="12.178cm">
          <draw:text-box>
            <text:p text:style-name="P5"><text:span text:style-name="T3">(c</text:span><text:span text:style-name="T3">) </text:span><text:span text:style-name="T3">R</text:span><text:span text:style-name="T3">ep</text:span><text:span text:style-name="T3">la</text:span><text:span text:style-name="T3">ci</text:span><text:span text:style-name="T3">n</text:span><text:span text:style-name="T3">g </text:span><text:span text:style-name="T3">wi</text:span><text:span text:style-name="T3">th</text:span></text:p>
          </draw:text-box>
        </draw:frame>
        <draw:frame draw:style-name="gr10" draw:text-style-name="P8" draw:layer="layout" svg:width="14.374cm" svg:height="1.957cm" svg:x="10.052cm" svg:y="7.969cm">
          <draw:text-box>
            <text:p text:style-name="P5"><text:span text:style-name="T3">(b</text:span><text:span text:style-name="T3">) </text:span><text:span text:style-name="T3">R</text:span><text:span text:style-name="T3">ep</text:span><text:span text:style-name="T3">la</text:span><text:span text:style-name="T3">ci</text:span><text:span text:style-name="T3">n</text:span><text:span text:style-name="T3">g </text:span><text:span text:style-name="T3">wi</text:span><text:span text:style-name="T3">th </text:span><text:span text:style-name="T4">s</text:span></text:p>
          </draw:text-box>
        </draw:frame>
        <draw:frame draw:style-name="gr11" draw:text-style-name="P8" draw:layer="layout" svg:width="7.707cm" svg:height="1.957cm" svg:x="10.034cm" svg:y="3.545cm">
          <draw:text-box>
            <text:p text:style-name="P5"><text:span text:style-name="T3">(</text:span><text:span text:style-name="T3">a</text:span><text:span text:style-name="T3">)</text:span><text:span text:style-name="T3"> </text:span><text:span text:style-name="T3">A</text:span><text:span text:style-name="T3">d</text:span><text:span text:style-name="T3">d</text:span><text:span text:style-name="T3">i</text:span><text:span text:style-name="T3">n</text:span><text:span text:style-name="T3">g</text:span></text:p>
          </draw:text-box>
        </draw:frame>
        <draw:frame draw:style-name="gr12" draw:text-style-name="P9" draw:layer="layout" svg:width="1.756cm" svg:height="1.758cm" svg:x="18.202cm" svg:y="4.034cm">
          <draw:text-box>
            <text:p text:style-name="P5"><text:span text:style-name="T5">W</text:span></text:p>
          </draw:text-box>
        </draw:frame>
        <draw:frame draw:style-name="gr13" draw:text-style-name="P10" draw:layer="layout" svg:width="1.054cm" svg:height="1.054cm" svg:x="19.825cm" svg:y="3.628cm">
          <draw:text-box>
            <text:p text:style-name="P5"><text:span text:style-name="T6">†</text:span></text:p>
          </draw:text-box>
        </draw:frame>
        <draw:frame draw:style-name="gr14" draw:text-style-name="P9" draw:layer="layout" svg:width="1.756cm" svg:height="1.756cm" svg:x="20.227cm" svg:y="4.019cm">
          <draw:text-box>
            <text:p text:style-name="P5"><text:span text:style-name="T7">(</text:span></text:p>
          </draw:text-box>
        </draw:frame>
        <draw:frame draw:style-name="gr12" draw:text-style-name="P9" draw:layer="layout" svg:width="1.756cm" svg:height="1.758cm" svg:x="20.933cm" svg:y="4.023cm">
          <draw:text-box>
            <text:p text:style-name="P5"><text:span text:style-name="T8">o</text:span></text:p>
          </draw:text-box>
        </draw:frame>
        <draw:frame draw:style-name="gr15" draw:text-style-name="P11" draw:layer="layout" svg:width="1.692cm" svg:height="1.695cm" svg:x="21.547cm" svg:y="3.937cm">
          <draw:text-box>
            <text:p text:style-name="P5"><text:span text:style-name="T9">'</text:span></text:p>
          </draw:text-box>
        </draw:frame>
        <draw:frame draw:style-name="gr14" draw:text-style-name="P9" draw:layer="layout" svg:width="1.756cm" svg:height="1.756cm" svg:x="22.189cm" svg:y="4.019cm">
          <draw:text-box>
            <text:p text:style-name="P5"><text:span text:style-name="T7">−</text:span></text:p>
          </draw:text-box>
        </draw:frame>
        <draw:frame draw:style-name="gr12" draw:text-style-name="P9" draw:layer="layout" svg:width="1.756cm" svg:height="1.758cm" svg:x="23.76cm" svg:y="4.023cm">
          <draw:text-box>
            <text:p text:style-name="P5"><text:span text:style-name="T8">o</text:span></text:p>
          </draw:text-box>
        </draw:frame>
        <draw:frame draw:style-name="gr14" draw:text-style-name="P9" draw:layer="layout" svg:width="1.756cm" svg:height="1.756cm" svg:x="24.641cm" svg:y="4.019cm">
          <draw:text-box>
            <text:p text:style-name="P5"><text:span text:style-name="T7">)</text:span></text:p>
          </draw:text-box>
        </draw:frame>
        <draw:frame draw:style-name="gr12" draw:text-style-name="P9" draw:layer="layout" svg:width="1.756cm" svg:height="1.758cm" svg:x="23.574cm" svg:y="12.508cm">
          <draw:text-box>
            <text:p text:style-name="P5"><text:span text:style-name="T8">e</text:span></text:p>
          </draw:text-box>
        </draw:frame>
        <draw:frame draw:style-name="gr16" draw:text-style-name="P12" draw:layer="layout" svg:width="1.054cm" svg:height="1.055cm" svg:x="24.41cm" svg:y="13.544cm">
          <draw:text-box>
            <text:p text:style-name="P5"><text:span text:style-name="T10">o</text:span></text:p>
          </draw:text-box>
        </draw:frame>
        <draw:frame draw:style-name="gr17" draw:text-style-name="P14" draw:layer="layout" svg:width="0.987cm" svg:height="1.271cm" svg:x="24.958cm" svg:y="13.505cm">
          <draw:text-box>
            <text:p text:style-name="P13"><text:span text:style-name="T11">'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 New Roman" svg:font-family="'Times New Roman'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119cm" fo:page-height="21.5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7:01:30.416351725</dc:date>
    <meta:editing-duration>PT1M22S</meta:editing-duration>
    <meta:editing-cycles>1</meta:editing-cycles>
    <meta:document-statistic meta:object-count="149"/>
    <meta:generator>LibreOffice/6.4.7.2$Linux_X86_64 LibreOffice_project/40$Build-2</meta:generator>
  </office:meta>
</office:document-meta>
</file>